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language="none" fo:country="none" style:language-asian="none" style:country-asian="none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>
        <style:tab-stops>
          <style:tab-stop style:position="10.001cm"/>
        </style:tab-stops>
      </style:paragraph-properties>
      <style:text-properties fo:font-variant="small-caps" style:font-name="Comic Sans MS" fo:font-size="9pt" fo:font-weight="bold" fo:background-color="#c0c0c0" style:font-size-asian="9pt" style:font-weight-asian="bold" style:font-size-complex="9pt"/>
    </style:style>
    <style:style style:name="P3" style:family="paragraph" style:parent-style-name="Footer">
      <style:paragraph-properties fo:text-align="justify" style:justify-single-word="false">
        <style:tab-stops>
          <style:tab-stop style:position="13.252cm" style:leader-style="solid" style:leader-text="-"/>
          <style:tab-stop style:position="28.755cm" style:leader-style="solid" style:leader-text="-"/>
        </style:tab-stops>
      </style:paragraph-properties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line-height="150%" style:writing-mode="lr-tb"/>
    </style:style>
    <style:style style:name="T1" style:family="text">
      <style:text-properties style:font-name="Comic Sans MS" fo:font-size="9pt" style:font-size-asian="9pt" style:font-size-complex="9pt"/>
    </style:style>
    <style:style style:name="T2" style:family="text">
      <style:text-properties style:font-name="Comic Sans MS" fo:font-size="9pt" fo:language="none" fo:country="none" style:font-size-asian="9pt" style:language-asian="none" style:country-asian="none" style:font-size-complex="9pt"/>
    </style:style>
    <style:style style:name="T3" style:family="text">
      <style:text-properties fo:font-variant="small-caps" style:font-name="Comic Sans MS" fo:font-size="9pt" fo:font-weight="bold" style:font-size-asian="9pt" style:font-weight-asian="bold" style:font-size-complex="9pt"/>
    </style:style>
    <style:style style:name="T4" style:family="text">
      <style:text-properties fo:color="#008000" style:font-name="Comic Sans MS" fo:font-size="14pt" fo:language="fr" fo:country="FR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5" style:family="text">
      <style:text-properties fo:color="#008000" style:text-position="sub 58%" style:font-name="Comic Sans MS" fo:font-size="14pt" fo:language="fr" fo:country="FR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6" style:family="text">
      <style:text-properties style:use-window-font-color="true" style:font-name="Comic Sans MS" fo:font-size="12pt" fo:language="fr" fo:country="F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7" style:family="text">
      <style:text-properties style:use-window-font-color="true" style:text-position="sub 58%" style:font-name="Comic Sans MS" fo:font-size="12pt" fo:language="fr" fo:country="F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8" style:family="text">
      <style:text-properties style:use-window-font-color="true" style:font-name="Comic Sans MS" fo:font-size="10pt" fo:language="fr" fo:country="FR" fo:font-style="italic" style:text-underline-style="solid" style:text-underline-width="auto" style:text-underline-color="font-color" style:font-name-asian="Times New Roman" style:font-size-asian="10pt" style:font-style-asian="italic" style:font-name-complex="Times New Roman" style:font-size-complex="12pt" style:language-complex="ar" style:country-complex="SA" style:font-style-complex="italic"/>
    </style:style>
    <style:style style:name="T9" style:family="text">
      <style:text-properties style:use-window-font-color="true" style:font-name="Comic Sans MS" fo:font-size="10pt" fo:language="fr" fo:country="FR" style:font-name-asian="Times New Roman" style:font-size-asian="10pt" style:font-name-complex="Times New Roman" style:font-size-complex="12pt" style:language-complex="ar" style:country-complex="SA"/>
    </style:style>
    <style:style style:name="T10" style:family="text">
      <style:text-properties style:use-window-font-color="true" style:text-position="sub 58%" style:font-name="Comic Sans MS" fo:font-size="10pt" fo:language="fr" fo:country="FR" style:font-name-asian="Times New Roman" style:font-size-asian="10pt" style:font-name-complex="Times New Roman" style:font-size-complex="12pt" style:language-complex="ar" style:country-complex="SA"/>
    </style:style>
    <style:style style:name="T11" style:family="text">
      <style:text-properties style:use-window-font-color="true" style:text-position="super 58%" style:font-name="Comic Sans MS" fo:font-size="10pt" fo:language="fr" fo:country="FR" style:font-name-asian="Times New Roman" style:font-size-asian="10pt" style:font-name-complex="Times New Roman" style:font-size-complex="12pt" style:language-complex="ar" style:country-complex="SA"/>
    </style:style>
    <style:style style:name="T12" style:family="text">
      <style:text-properties style:use-window-font-color="true" style:font-name="Comic Sans MS" fo:font-size="8pt" fo:language="fr" fo:country="FR" style:font-name-asian="Times New Roman" style:font-size-asian="8pt" style:font-name-complex="Times New Roman" style:font-size-complex="12pt" style:language-complex="ar" style:country-complex="SA"/>
    </style:style>
    <style:style style:name="T13" style:family="text">
      <style:text-properties style:use-window-font-color="true" style:font-name="Comic Sans MS" fo:font-size="6pt" fo:language="fr" fo:country="FR" style:font-name-asian="Times New Roman" style:font-size-asian="6pt" style:font-name-complex="Times New Roman" style:font-size-complex="12pt" style:language-complex="ar" style:country-complex="SA"/>
    </style:style>
    <style:style style:name="T14" style:family="text">
      <style:text-properties style:use-window-font-color="true" style:font-name="Comic Sans MS" fo:font-size="10pt" fo:language="fr" fo:country="FR" fo:font-style="normal" style:text-underline-style="none" style:font-name-asian="Times New Roman" style:font-size-asian="10pt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Symbol" fo:font-size="10pt" fo:language="fr" fo:country="FR" fo:font-style="normal" style:text-underline-style="none" style:font-name-asian="Times New Roman" style:font-size-asian="10pt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Symbol" fo:font-size="10pt" fo:language="fr" fo:country="FR" style:font-name-asian="Times New Roman" style:font-size-asian="10pt" style:font-name-complex="Times New Roman" style:font-size-complex="12pt" style:language-complex="ar" style:country-complex="SA"/>
    </style:style>
    <style:style style:name="T17" style:family="text">
      <style:text-properties style:use-window-font-color="true" style:font-name="Comic Sans MS" fo:font-size="3pt" fo:language="fr" fo:country="FR" style:font-name-asian="Times New Roman" style:font-size-asian="3pt" style:font-name-complex="Times New Roman" style:font-size-complex="12pt" style:language-complex="ar" style:country-complex="SA"/>
    </style:style>
    <style:style style:name="T18" style:family="text">
      <style:text-properties style:use-window-font-color="true" style:text-position="super 58%" style:font-name="Comic Sans MS" fo:font-size="12pt" fo:language="fr" fo:country="F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9" style:family="text">
      <style:text-properties style:use-window-font-color="true" style:font-name="Comic Sans MS" fo:font-size="10pt" fo:language="de" fo:country="DE" style:font-name-asian="Times New Roman" style:font-size-asian="10pt" style:font-name-complex="Times New Roman" style:font-size-complex="12pt" style:language-complex="ar" style:country-complex="SA"/>
    </style:style>
    <style:style style:name="T20" style:family="text">
      <style:text-properties style:use-window-font-color="true" style:text-position="super 58%" style:font-name="Comic Sans MS" fo:font-size="10pt" fo:language="de" fo:country="DE" style:font-name-asian="Times New Roman" style:font-size-asian="10pt" style:font-name-complex="Times New Roman" style:font-size-complex="12pt" style:language-complex="ar" style:country-complex="SA"/>
    </style:style>
    <style:style style:name="T21" style:family="text">
      <style:text-properties style:use-window-font-color="true" style:font-name="Comic Sans MS" fo:font-size="10pt" fo:language="fr" fo:country="FR" fo:font-weight="bold" style:font-name-asian="Times New Roman" style:font-size-asian="10pt" style:font-weight-asian="bold" style:font-name-complex="Times New Roman" style:font-size-complex="12pt" style:language-complex="ar" style:country-complex="SA" style:font-weight-complex="bold"/>
    </style:style>
    <style:style style:name="T22" style:family="text">
      <style:text-properties style:use-window-font-color="true" style:text-position="sub 58%" style:font-name="Symbol" fo:font-size="10pt" fo:language="fr" fo:country="FR" style:font-name-asian="Times New Roman" style:font-size-asian="10pt" style:font-name-complex="Times New Roman" style:font-size-complex="12pt" style:language-complex="ar" style:country-complex="SA"/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62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/>
    </style:style>
    <style:style style:name="gr3" style:family="graphic">
      <style:graphic-properties draw:stroke="solid" svg:stroke-width="0.062cm" svg:stroke-color="#000000" draw:stroke-linejoin="miter" draw:fill="solid" draw:fill-color="#000000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/>
    </style:style>
    <style:style style:name="gr4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/>
    </style:style>
    <style:style style:name="gr5" style:family="graphic">
      <style:graphic-properties draw:stroke="non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/>
    </style:style>
    <style:style style:name="gr6" style:family="graphic">
      <style:graphic-properties draw:stroke="solid" svg:stroke-width="0.044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/>
    </style:style>
    <style:style style:name="gr7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079cm" svg:stroke-color="#008000" draw:stroke-linejoin="miter" draw:fill="gradient" draw:fill-color="#ccffcc" draw:fill-gradient-name="Gradient_20_7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9" style:family="graphic">
      <style:graphic-properties draw:stroke="none" draw:fill="none" draw:fill-color="#ff0000" draw:textarea-horizontal-align="justify" draw:textarea-vertical-align="middle" draw:auto-grow-height="false" draw:auto-grow-width="false" fo:padding-top="0.127cm" fo:padding-bottom="0.127cm" fo:padding-left="0.254cm" fo:padding-right="0.254cm" fo:wrap-option="wrap" draw:shadow="hidden" style:run-through="foreground"/>
    </style:style>
    <style:style style:name="gr10" style:family="graphic">
      <style:graphic-properties draw:stroke="solid" svg:stroke-width="0.026cm" svg:stroke-color="#000000" draw:stroke-linejoin="miter" draw:fill="gradient" draw:fill-color="#ffffff" draw:fill-gradient-name="Gradient_20_8" draw:textarea-horizontal-align="justify" draw:textarea-vertical-align="middle" draw:auto-grow-height="false" draw:auto-grow-width="false" fo:padding-top="0.127cm" fo:padding-bottom="0.127cm" fo:padding-left="0.254cm" fo:padding-right="0.254cm" fo:wrap-option="wrap" draw:shadow="hidden" style:run-through="foreground"/>
    </style:style>
    <style:style style:name="gr11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wrap" draw:shadow="hidden" style:run-through="foreground"/>
    </style:style>
    <style:style style:name="gr12" style:family="graphic">
      <style:graphic-properties draw:stroke="solid" svg:stroke-width="0.026cm" svg:stroke-color="#000000" draw:marker-start="msArrowEnd_20_5" draw:marker-start-width="0.37cm" draw:marker-start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13" style:family="graphic">
      <style:graphic-properties draw:stroke="solid" svg:stroke-width="0.079cm" svg:stroke-color="#008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14" style:family="graphic">
      <style:graphic-properties draw:stroke="solid" svg:stroke-width="0.026cm" svg:stroke-color="#000000" draw:stroke-linejoin="miter" draw:fill="gradient" draw:fill-color="#c0c0c0" draw:fill-gradient-name="Gradient_20_8" draw:textarea-horizontal-align="justify" draw:textarea-vertical-align="middle" draw:auto-grow-height="false" draw:auto-grow-width="false" fo:padding-top="0.127cm" fo:padding-bottom="0.127cm" fo:padding-left="0.254cm" fo:padding-right="0.254cm" fo:wrap-option="wrap" draw:shadow="hidden" style:run-through="foreground"/>
    </style:style>
    <style:style style:name="gr15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16" style:family="graphic">
      <style:graphic-properties draw:stroke="solid" svg:stroke-width="0.079cm" svg:stroke-color="#008000" draw:marker-start="msArrowEnd_20_5" draw:marker-start-width="0.37cm" draw:marker-start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17" style:family="graphic">
      <style:graphic-properties draw:stroke="none" draw:fill="gradient" draw:fill-color="#ffff99" draw:fill-gradient-name="Gradient_20_9" draw:textarea-horizontal-align="justify" draw:textarea-vertical-align="middle" draw:auto-grow-height="false" draw:auto-grow-width="false" fo:padding-top="0.127cm" fo:padding-bottom="0.127cm" fo:padding-left="0.254cm" fo:padding-right="0.254cm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char" draw:z-index="1" draw:style-name="gr7"><draw:custom-shape draw:style-name="gr8" draw:text-style-name="P5" svg:width="7.197cm" svg:height="2.752cm" svg:x="14.246cm" svg:y="8.4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6" svg:width="7.691cm" svg:height="1.518cm" svg:x="13.999cm" svg:y="9.139cm"><draw:text-box><text:p text:style-name="P6"><text:span text:style-name="T4">QUANTITE DE MATIERE n</text:span><text:span text:style-name="T5">A</text:span><text:span text:style-name="T4"> (mol)</text:span></text:p></draw:text-box></draw:frame><draw:frame draw:style-name="gr10" draw:text-style-name="P6" svg:width="4.164cm" svg:height="2.858cm" svg:x="19.925cm" svg:y="13.795cm"><draw:text-box><text:p text:style-name="P6"><text:span text:style-name="T6">SOLIDE</text:span></text:p><text:p text:style-name="P6"><text:span text:style-name="T6">LIQUIDE</text:span></text:p><text:p text:style-name="P6"><text:span text:style-name="T6">GAZ</text:span></text:p><text:p text:style-name="P6"><text:span text:style-name="T6">masse m</text:span><text:span text:style-name="T7">A</text:span><text:span text:style-name="T6"> (g)</text:span></text:p></draw:text-box></draw:frame><draw:frame draw:style-name="gr11" draw:text-style-name="P5" svg:width="9.208cm" svg:height="2.259cm" svg:x="17.828cm" svg:y="16.794cm"><draw:text-box><text:p text:style-name="P5"><text:span text:style-name="T8">Donnée</text:span><text:span text:style-name="T9"> : masse molaire M</text:span><text:span text:style-name="T10">A</text:span><text:span text:style-name="T9"> (g.mol</text:span><text:span text:style-name="T11">-1</text:span><text:span text:style-name="T9">) </text:span><text:span text:style-name="T12"> classification périodique pour masses molaires atomiques</text:span></text:p><text:p text:style-name="P5"><text:span text:style-name="T13"/></text:p><text:p text:style-name="P5"><text:span text:style-name="T8">Formule </text:span><text:span text:style-name="T14">: m=n</text:span><text:span text:style-name="T15"></text:span><text:span text:style-name="T14">M</text:span></text:p></draw:text-box></draw:frame><draw:line draw:style-name="gr12" draw:text-style-name="P4" svg:x1="20.525cm" svg:y1="10.804cm" svg:x2="22.465cm" svg:y2="13.908cm"><text:p/></draw:line><draw:line draw:style-name="gr13" draw:text-style-name="P4" svg:x1="19.079cm" svg:y1="11.227cm" svg:x2="20.737cm" svg:y2="13.908cm"><text:p/></draw:line><draw:frame draw:style-name="gr14" draw:text-style-name="P6" svg:width="5.732cm" svg:height="2.223cm" svg:x="2.586cm" svg:y="13.69cm"><draw:text-box><text:p text:style-name="P6"><text:span text:style-name="T6">LIQUIDE PUR</text:span></text:p><text:p text:style-name="P6"><text:span text:style-name="T6">SOLIDE</text:span></text:p><text:p text:style-name="P6"><text:span text:style-name="T6">volume V</text:span><text:span text:style-name="T7">A</text:span><text:span text:style-name="T6"> (L)</text:span></text:p></draw:text-box></draw:frame><draw:frame draw:style-name="gr11" draw:text-style-name="P7" svg:width="8.503cm" svg:height="2.823cm" svg:x="1.581cm" svg:y="15.983cm"><draw:text-box><text:p text:style-name="P7"><text:span text:style-name="T8">Données</text:span><text:span text:style-name="T9"> :masse molaire M</text:span><text:span text:style-name="T10">A</text:span><text:span text:style-name="T9"> (g.mol</text:span><text:span text:style-name="T11">-1</text:span><text:span text:style-name="T9">) et masse volumique </text:span><text:span text:style-name="T16"></text:span><text:span text:style-name="T10">A</text:span><text:span text:style-name="T9"> (g.L</text:span><text:span text:style-name="T11">-1</text:span><text:span text:style-name="T9">)</text:span></text:p><text:p text:style-name="P5"><text:span text:style-name="T8">Formules</text:span><text:span text:style-name="T9">: m=n</text:span><text:span text:style-name="T16"></text:span><text:span text:style-name="T9">M et </text:span><text:span text:style-name="T16"></text:span><text:span text:style-name="T9"> = </text:span></text:p><text:p text:style-name="P5"><text:span text:style-name="T9"/></text:p></draw:text-box></draw:frame><draw:line draw:style-name="gr15" draw:text-style-name="P4" svg:x1="8.354cm" svg:y1="15.743cm" svg:x2="15.692cm" svg:y2="11.051cm"><text:p/></draw:line><draw:line draw:style-name="gr13" draw:text-style-name="P4" svg:x1="14.281cm" svg:y1="10.056cm" svg:x2="8.213cm" svg:y2="13.831cm"><text:p/></draw:line><draw:frame draw:style-name="gr10" draw:text-style-name="P6" svg:width="4.446cm" svg:height="1.765cm" svg:x="3.521cm" svg:y="5.994cm"><draw:text-box><text:p text:style-name="P6"><text:span text:style-name="T6">GAZ</text:span></text:p><text:p text:style-name="P6"><text:span text:style-name="T6">volume V</text:span><text:span text:style-name="T7">A</text:span><text:span text:style-name="T6"> (L)</text:span></text:p></draw:text-box></draw:frame><draw:frame draw:style-name="gr11" draw:text-style-name="P5" svg:width="9.208cm" svg:height="2.816cm" svg:x="0.683cm" svg:y="8.222cm"><draw:text-box><text:p text:style-name="P5"><text:span text:style-name="T8">Donnée</text:span><text:span text:style-name="T9"> : volume molaire V</text:span><text:span text:style-name="T10">m</text:span><text:span text:style-name="T9"> (L.mol</text:span><text:span text:style-name="T11">-1</text:span><text:span text:style-name="T9">)</text:span></text:p><text:p text:style-name="P5"><text:span text:style-name="T13"/></text:p><text:p text:style-name="P5"><text:span text:style-name="T8">Formule : </text:span><text:span text:style-name="T9"><text:s/>V = n</text:span><text:span text:style-name="T16"></text:span><text:span text:style-name="T9">V</text:span><text:span text:style-name="T10">m</text:span></text:p><text:p text:style-name="P5"><text:span text:style-name="T17"/></text:p><text:p text:style-name="P5"><text:span text:style-name="T9">A T = 0°C et p = 1,013</text:span><text:span text:style-name="T16"></text:span><text:span text:style-name="T9">10</text:span><text:span text:style-name="T11">5</text:span><text:span text:style-name="T9"> Pa alors Vm = 22,4 L.mol</text:span><text:span text:style-name="T11">-1</text:span></text:p><text:p text:style-name="P5"><text:span text:style-name="T9">A T = 20°C et p = 1,013</text:span><text:span text:style-name="T16"></text:span><text:span text:style-name="T9">10</text:span><text:span text:style-name="T11">5</text:span><text:span text:style-name="T9"> Pa alors Vm = 24 L.mol</text:span><text:span text:style-name="T11">-1</text:span></text:p></draw:text-box></draw:frame><draw:line draw:style-name="gr15" draw:text-style-name="P4" svg:x1="7.966cm" svg:y1="7.664cm" svg:x2="14.492cm" svg:y2="9.287cm"><text:p/></draw:line><draw:line draw:style-name="gr16" draw:text-style-name="P4" svg:x1="7.961cm" svg:y1="6.465cm" svg:x2="16.11cm" svg:y2="8.582cm"><text:p/></draw:line><draw:frame draw:style-name="gr10" draw:text-style-name="P6" svg:width="5.081cm" svg:height="1.659cm" svg:x="12.164cm" svg:y="1.879cm"><draw:text-box><text:p text:style-name="P6"><text:span text:style-name="T6">GAZ</text:span></text:p><text:p text:style-name="P6"><text:span text:style-name="T6">volume V</text:span><text:span text:style-name="T7">A</text:span><text:span text:style-name="T6"> (m</text:span><text:span text:style-name="T18">3</text:span><text:span text:style-name="T6">)</text:span></text:p></draw:text-box></draw:frame><draw:line draw:style-name="gr15" draw:text-style-name="P4" svg:x1="14.739cm" svg:y1="3.572cm" svg:x2="16.856cm" svg:y2="8.546cm"><text:p/></draw:line><draw:line draw:style-name="gr13" draw:text-style-name="P4" svg:x1="18.055cm" svg:y1="8.44cm" svg:x2="16.115cm" svg:y2="3.572cm"><text:p/></draw:line><draw:frame draw:style-name="gr11" draw:text-style-name="P7" svg:width="10.02cm" svg:height="4.114cm" svg:x="2.886cm" svg:y="0.573cm"><draw:text-box><text:p text:style-name="P7"><text:span text:style-name="T8">Données</text:span><text:span text:style-name="T9"> : pression p (Pa), température T (kelvin K) </text:span></text:p><text:p text:style-name="P7"><text:span text:style-name="T9">et constante des gaz parfaits R = 8,314 Pa.m</text:span><text:span text:style-name="T11">3</text:span><text:span text:style-name="T9">.K</text:span><text:span text:style-name="T11">-1</text:span><text:span text:style-name="T9">.mol</text:span><text:span text:style-name="T11">-1</text:span><text:span text:style-name="T9"> </text:span></text:p><text:p text:style-name="P5"><text:span text:style-name="T13"/></text:p><text:p text:style-name="P5"><text:span text:style-name="T8">Formule loi des gaz parfaits :</text:span><text:span text:style-name="T9"> p</text:span><text:span text:style-name="T16"></text:span><text:span text:style-name="T9">V=n</text:span><text:span text:style-name="T16"></text:span><text:span text:style-name="T9">R</text:span><text:span text:style-name="T16"></text:span><text:span text:style-name="T9">T</text:span></text:p><text:p text:style-name="P5"><text:span text:style-name="T13"/></text:p><text:p text:style-name="P5"><text:span text:style-name="T19">1 bar = 10</text:span><text:span text:style-name="T20">5</text:span><text:span text:style-name="T19"> Pa</text:span></text:p><text:p text:style-name="P5"><text:span text:style-name="T19">T(K) = T(°C)+273,15</text:span></text:p></draw:text-box></draw:frame><draw:frame draw:style-name="gr10" draw:text-style-name="P6" svg:width="4.799cm" svg:height="3.317cm" svg:x="21.195cm" svg:y="3.043cm"><draw:text-box><text:p text:style-name="P6"><text:span text:style-name="T6">SOLUTION AQUEUSE</text:span></text:p><text:p text:style-name="P6"><text:span text:style-name="T6">Espèce A en solution</text:span></text:p><text:p text:style-name="P6"><text:span text:style-name="T6">concentration [A] (mol.L</text:span><text:span text:style-name="T18">-1</text:span><text:span text:style-name="T6">)</text:span></text:p></draw:text-box></draw:frame><draw:frame draw:style-name="gr11" draw:text-style-name="P5" svg:width="7.621cm" svg:height="1.976cm" svg:x="19.572cm" svg:y="0.538cm"><draw:text-box><text:p text:style-name="P5"><text:span text:style-name="T8">Donnée</text:span><text:span text:style-name="T9"> : volume de la </text:span><text:span text:style-name="T21">solution</text:span><text:span text:style-name="T9"> V (L)</text:span></text:p><text:p text:style-name="P5"><text:span text:style-name="T9"/></text:p><text:p text:style-name="P5"><text:span text:style-name="T8">Formule :</text:span><text:span text:style-name="T9"> [A] = n</text:span><text:span text:style-name="T10">A </text:span><text:span text:style-name="T9">/ V</text:span></text:p></draw:text-box></draw:frame><draw:line draw:style-name="gr15" draw:text-style-name="P4" svg:x1="23.664cm" svg:y1="6.288cm" svg:x2="20.066cm" svg:y2="8.757cm"><text:p/></draw:line><draw:line draw:style-name="gr13" draw:text-style-name="P4" svg:x1="21.266cm" svg:y1="9.392cm" svg:x2="25.499cm" svg:y2="6.288cm"><text:p/></draw:line><draw:frame draw:style-name="gr17" draw:text-style-name="P5" svg:width="2.223cm" svg:height="0.953cm" svg:x="10.843cm" svg:y="6.274cm"><draw:text-box><text:p text:style-name="P5"><text:span text:style-name="T9"><text:s/></text:span><text:span text:style-name="T9">V</text:span><text:span text:style-name="T10">A</text:span><text:span text:style-name="T9">=n</text:span><text:span text:style-name="T10">A</text:span><text:span text:style-name="T22"></text:span><text:span text:style-name="T9">V</text:span><text:span text:style-name="T10">m</text:span></text:p></draw:text-box></draw:frame><draw:frame draw:style-name="gr17" draw:text-style-name="P5" svg:width="2.223cm" svg:height="1.271cm" svg:x="9.573cm" svg:y="8.179cm"><draw:text-box><text:p text:style-name="P5"><text:span text:style-name="T9">n</text:span><text:span text:style-name="T10">A</text:span><text:span text:style-name="T9">= </text:span></text:p></draw:text-box></draw:frame><draw:frame draw:style-name="gr17" draw:text-style-name="P5" svg:width="2.541cm" svg:height="1.271cm" svg:x="13.701cm" svg:y="5.322cm"><draw:text-box><text:p text:style-name="P5"><text:span text:style-name="T9">n</text:span><text:span text:style-name="T10">A</text:span><text:span text:style-name="T9">=</text:span></text:p></draw:text-box></draw:frame><draw:frame draw:style-name="gr17" draw:text-style-name="P5" svg:width="2.858cm" svg:height="1.271cm" svg:x="16.563cm" svg:y="5.322cm"><draw:text-box><text:p text:style-name="P5"><text:span text:style-name="T9">V</text:span><text:span text:style-name="T10">A</text:span><text:span text:style-name="T9">=</text:span></text:p></draw:text-box></draw:frame><draw:frame draw:style-name="gr17" draw:text-style-name="P5" svg:width="3.493cm" svg:height="1.588cm" svg:x="11.161cm" svg:y="13.259cm"><draw:text-box><text:p text:style-name="P5"><text:span text:style-name="T9">n</text:span><text:span text:style-name="T10">A</text:span><text:span text:style-name="T9">=</text:span><text:span text:style-name="T9"> = </text:span></text:p></draw:text-box></draw:frame><draw:frame draw:style-name="gr17" draw:text-style-name="P5" svg:width="3.811cm" svg:height="1.271cm" svg:x="9.256cm" svg:y="11.037cm"><draw:text-box><text:p text:style-name="P5"><text:span text:style-name="T9">V</text:span><text:span text:style-name="T10">A</text:span><text:span text:style-name="T9">=</text:span><text:span text:style-name="T9"> = </text:span><text:span text:style-name="T9"> </text:span></text:p></draw:text-box></draw:frame><draw:frame draw:style-name="gr17" draw:text-style-name="P5" svg:width="1.906cm" svg:height="1.271cm" svg:x="21.321cm" svg:y="11.672cm"><draw:text-box><text:p text:style-name="P5"><text:span text:style-name="T9">n</text:span><text:span text:style-name="T10">A</text:span><text:span text:style-name="T9">=</text:span></text:p></draw:text-box></draw:frame><draw:frame draw:style-name="gr17" draw:text-style-name="P5" svg:width="2.541cm" svg:height="0.953cm" svg:x="18.146cm" svg:y="11.989cm"><draw:text-box><text:p text:style-name="P5"><text:span text:style-name="T9">m</text:span><text:span text:style-name="T10">A</text:span><text:span text:style-name="T9">=n</text:span><text:span text:style-name="T10">A</text:span><text:span text:style-name="T22"></text:span><text:span text:style-name="T9">M</text:span><text:span text:style-name="T10">A</text:span></text:p></draw:text-box></draw:frame><draw:frame draw:style-name="gr17" draw:text-style-name="P5" svg:width="2.541cm" svg:height="0.953cm" svg:x="23.226cm" svg:y="7.544cm"><draw:text-box><text:p text:style-name="P5"><text:span text:style-name="T9">[A] = n</text:span><text:span text:style-name="T10">A </text:span><text:span text:style-name="T9">/ V</text:span></text:p></draw:text-box></draw:frame><draw:frame draw:style-name="gr17" draw:text-style-name="P5" svg:width="2.223cm" svg:height="0.953cm" svg:x="20.051cm" svg:y="6.909cm"><draw:text-box><text:p text:style-name="P5"><text:span text:style-name="T9">n</text:span><text:span text:style-name="T10">A</text:span><text:span text:style-name="T9">=[A]</text:span><text:span text:style-name="T16"></text:span><text:span text:style-name="T9">V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rectangular" draw:cx="50%" draw:cy="50%" draw:start-color="#ccffcc" draw:end-color="#ffffff" draw:start-intensity="100%" draw:end-intensity="100%" draw:angle="0" draw:border="0%"/>
    <draw:gradient draw:name="Gradient_20_8" draw:display-name="Gradient 8" draw:style="rectangular" draw:cx="50%" draw:cy="50%" draw:start-color="#c0c0c0" draw:end-color="#ffffff" draw:start-intensity="100%" draw:end-intensity="100%" draw:angle="0" draw:border="0%"/>
    <draw:gradient draw:name="Gradient_20_9" draw:display-name="Gradient 9" draw:style="rectangular" draw:cx="50%" draw:cy="50%" draw:start-color="#ffff99" draw:end-color="#ffffff" draw:start-intensity="100%" draw:end-intensity="100%" draw:angle="0" draw:border="0%"/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Comic Sans MS" fo:font-size="10pt" fo:font-style="italic" style:text-underline-style="solid" style:text-underline-width="auto" style:text-underline-color="font-color" style:font-size-asian="10pt" style:font-style-asian="italic" style:font-style-complex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center" style:justify-single-word="false"/>
      <style:text-properties fo:color="#008000" fo:font-size="16pt" fo:font-weight="bold" style:font-size-asian="16pt" style:font-weight-asian="bold" style:font-weight-complex="bold"/>
    </style:style>
    <style:style style:name="Corps_20_de_20_texte_20_2" style:display-name="Corps de texte 2" style:family="paragraph" style:parent-style-name="Standard">
      <style:text-properties fo:font-size="16pt" fo:font-weight="bold" style:font-size-asian="16pt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>
        <style:tab-stops>
          <style:tab-stop style:position="10.001cm"/>
        </style:tab-stops>
      </style:paragraph-properties>
      <style:text-properties fo:font-variant="small-caps" style:font-name="Comic Sans MS" fo:font-size="9pt" fo:font-weight="bold" fo:background-color="#c0c0c0" style:font-size-asian="9pt" style:font-weight-asian="bold" style:font-size-complex="9pt"/>
    </style:style>
    <style:style style:name="MP2" style:family="paragraph" style:parent-style-name="Footer">
      <style:paragraph-properties fo:text-align="justify" style:justify-single-word="false">
        <style:tab-stops>
          <style:tab-stop style:position="13.252cm" style:leader-style="solid" style:leader-text="-"/>
          <style:tab-stop style:position="28.755cm" style:leader-style="solid" style:leader-text="-"/>
        </style:tab-stops>
      </style:paragraph-properties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T1" style:family="text">
      <style:text-properties style:font-name="Comic Sans MS" fo:font-size="9pt" style:font-size-asian="9pt" style:font-size-complex="9pt"/>
    </style:style>
    <style:style style:name="MT2" style:family="text">
      <style:text-properties fo:font-variant="small-caps" style:font-name="Comic Sans MS" fo:font-size="9pt" fo:font-weight="bold" style:font-size-asian="9pt" style:font-weight-asian="bold" style:font-size-complex="9pt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solid" svg:stroke-width="0.062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/>
    </style:style>
    <style:style style:name="Mgr3" style:family="graphic">
      <style:graphic-properties draw:stroke="solid" svg:stroke-width="0.062cm" svg:stroke-color="#000000" draw:stroke-linejoin="miter" draw:fill="solid" draw:fill-color="#000000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/>
    </style:style>
    <style:style style:name="Mgr4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/>
    </style:style>
    <style:style style:name="Mgr5" style:family="graphic">
      <style:graphic-properties draw:stroke="non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/>
    </style:style>
    <style:style style:name="Mgr6" style:family="graphic">
      <style:graphic-properties draw:stroke="solid" svg:stroke-width="0.044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/>
    </style:style>
    <style:page-layout style:name="Mpm1">
      <style:page-layout-properties fo:page-width="29.699cm" fo:page-height="20.999cm" style:num-format="1" style:print-orientation="landscape" fo:margin-top="1.251cm" fo:margin-bottom="1.251cm" fo:margin-left="0.501cm" fo:margin-right="0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099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0.501cm" fo:margin-bottom="0.501cm" fo:margin-left="0.501cm" fo:margin-right="0.501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Mole et Formules</text:p>
      </style:header>
      <style:footer>
        <text:p text:style-name="MP2"><draw:g text:anchor-type="char" draw:z-index="0" draw:style-name="Mgr1"><draw:line draw:style-name="Mgr2" draw:text-style-name="MP3" svg:x1="14.129cm" svg:y1="0.92cm" svg:x2="14.958cm" svg:y2="0.92cm"><text:p/></draw:line><draw:custom-shape draw:style-name="Mgr3" draw:text-style-name="MP4" svg:width="0.204cm" svg:height="0.278cm" svg:x="13.891cm" svg:y="1.016cm"><text:p/><draw:enhanced-geometry svg:viewBox="0 0 21600 21600" draw:type="rectangle" draw:enhanced-path="M 0 0 L 21600 0 21600 21600 0 21600 0 0 Z N"/></draw:custom-shape><draw:line draw:style-name="Mgr4" draw:text-style-name="MP3" svg:x1="14.109cm" svg:y1="1.014cm" svg:x2="14.871cm" svg:y2="1.294cm"><text:p/></draw:line><draw:line draw:style-name="Mgr2" draw:text-style-name="MP3" svg:x1="13.875cm" svg:y1="0.587cm" svg:x2="14.965cm" svg:y2="0.591cm"><text:p/></draw:line><draw:custom-shape draw:style-name="Mgr3" draw:text-style-name="MP4" svg:width="0.325cm" svg:height="0.318cm" draw:transform="rotate (-1.57079632679579) translate (15.1165277777778cm 0.594430555555556cm)"><text:p/><draw:enhanced-geometry svg:viewBox="0 0 21600 21600" draw:type="block-arc" draw:modifiers="180 54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Mgr3" draw:text-style-name="MP4" svg:width="0.643cm" svg:height="0.318cm" draw:transform="rotate (-1.57079632679579) translate (14.9948194444444cm 0.434680555555556cm)"><text:p/><draw:enhanced-geometry svg:viewBox="0 0 21600 21600" draw:type="block-arc" draw:modifiers="180 54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Mgr5" draw:text-style-name="MP4" svg:width="0.313cm" svg:height="0.168cm" svg:x="14.681cm" svg:y="0.393cm"><text:p/><draw:enhanced-geometry svg:viewBox="0 0 21600 21600" draw:type="rectangle" draw:enhanced-path="M 0 0 L 21600 0 21600 21600 0 21600 0 0 Z N"/></draw:custom-shape><draw:custom-shape draw:style-name="Mgr6" draw:text-style-name="MP4" svg:width="1.44cm" svg:height="0.916cm" svg:x="13.769cm" svg:y="0.46cm"><text:p/><draw:enhanced-geometry svg:viewBox="0 0 21600 21600" draw:type="rectangle" draw:enhanced-path="M 0 0 L 21600 0 21600 21600 0 21600 0 0 Z N"/></draw:custom-shape><draw:line draw:style-name="Mgr4" draw:text-style-name="MP3" svg:x1="14.141cm" svg:y1="0.924cm" svg:x2="14.822cm" svg:y2="1.174cm"><text:p/></draw:line><draw:custom-shape draw:style-name="Mgr5" draw:text-style-name="MP4" svg:width="0.313cm" svg:height="0.168cm" svg:x="14.771cm" svg:y="0.949cm"><text:p/><draw:enhanced-geometry svg:viewBox="0 0 21600 21600" draw:type="rectangle" draw:enhanced-path="M 0 0 L 21600 0 21600 21600 0 21600 0 0 Z N"/></draw:custom-shape><draw:custom-shape draw:style-name="Mgr5" draw:text-style-name="MP4" svg:width="0.151cm" svg:height="0.151cm" svg:x="14.813cm" svg:y="1.067cm"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draw:style-name="Mgr3" draw:text-style-name="MP4" svg:width="0.175cm" svg:height="0.276cm" svg:x="14.878cm" svg:y="1.023cm"><text:p/><draw:enhanced-geometry svg:viewBox="0 0 21600 21600" draw:type="rectangle" draw:enhanced-path="M 0 0 L 21600 0 21600 21600 0 21600 0 0 Z N"/></draw:custom-shape></draw:g><text:span text:style-name="MT1"><text:tab/></text:span><text:span text:style-name="MT2">Physique-Chimie</text:span><text:span text:style-name="MT1"><text:tab/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La masse m en g de solide à peser est telle que m = C×V×M</dc:title>
    <meta:initial-creator>GD</meta:initial-creator>
    <meta:creation-date>2008-05-26T19:26:00</meta:creation-date>
    <dc:creator>GD</dc:creator>
    <dc:date>2008-05-26T19:28:00</dc:date>
    <meta:editing-cycles>3</meta:editing-cycles>
    <meta:editing-duration>PT00H02M00S</meta:editing-duration>
    <meta:document-statistic meta:table-count="0" meta:image-count="0" meta:object-count="0" meta:page-count="1" meta:paragraph-count="2" meta:word-count="4" meta:character-count="33"/>
    <meta:generator>OpenOffice.org/3.1$Win32 OpenOffice.org_project/310m11$Build-9399</meta:generator>
  </office:meta>
</office:document-meta>
</file>